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4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5.291cm" fo:padding-top="0.125cm" fo:padding-bottom="0.125cm" fo:padding-left="0.25cm" fo:padding-right="0.25cm" fo:wrap-option="no-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4.191cm" fo:padding-top="0.125cm" fo:padding-bottom="0.125cm" fo:padding-left="0.25cm" fo:padding-right="0.25cm" fo:wrap-option="no-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2.891cm" fo:padding-top="0.125cm" fo:padding-bottom="0.125cm" fo:padding-left="0.25cm" fo:padding-right="0.25cm" fo:wrap-option="no-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4.487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e46c0a" draw:fill="solid" draw:fill-color="#fdeada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1f497d" draw:fill="solid" draw:fill-color="#c6d9f1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77933c" draw:fill="solid" draw:fill-color="#ebf1de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solid" svg:stroke-width="0.071cm" svg:stroke-color="#8064a2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1f497d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77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3a5f8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604a7b" draw:fill="solid" draw:fill-color="#e6e0ec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77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solid" svg:stroke-width="0.071cm" svg:stroke-color="#e46c0a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8eb4e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016cm" fo:min-width="2.434cm" fo:padding-top="0.125cm" fo:padding-bottom="0.125cm" fo:padding-left="0.25cm" fo:padding-right="0.25cm" fo:wrap-option="no-wrap"/>
    </style:style>
    <style:style style:name="gr26" style:family="graphic">
      <style:graphic-properties style:protect="size"/>
    </style:style>
    <style:style style:name="gr27" style:family="graphic" style:parent-style-name="standard" style:list-style-name="L4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solid" svg:stroke-width="0.071cm" svg:stroke-color="#8064a2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solid" svg:stroke-width="0.071cm" svg:stroke-color="#e46c0a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77933c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Dash_20_1" svg:stroke-width="0.053cm" svg:stroke-color="#779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395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395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395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88cm" fo:min-width="2.112cm" fo:padding-top="0.125cm" fo:padding-bottom="0.125cm" fo:padding-left="0.25cm" fo:padding-right="0.25cm" fo:wrap-option="no-wrap"/>
    </style:style>
    <style:style style:name="gr46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9" style:family="graphic">
      <style:graphic-properties draw:stroke="solid" svg:stroke-width="0.071cm" svg:stroke-color="#77933c" draw:fill="solid" draw:fill-color="#ebf1de" draw:textarea-vertical-align="middle" draw:auto-grow-height="false" draw:fit-to-size="false" fo:padding-top="0.125cm" fo:padding-bottom="0.125cm" fo:padding-left="0.25cm" fo:padding-right="0.25cm" fo:wrap-option="wrap"/>
    </style:style>
    <style:style style:name="gr50" style:family="graphic">
      <style:graphic-properties draw:stroke="solid" svg:stroke-width="0.071cm" svg:stroke-color="#604a7b" draw:fill="solid" draw:fill-color="#e6e0ec" draw:textarea-vertical-align="middle" draw:auto-grow-height="false" draw:fit-to-size="false" fo:padding-top="0.125cm" fo:padding-bottom="0.125cm" fo:padding-left="0.25cm" fo:padding-right="0.25cm" fo:wrap-option="wrap"/>
    </style:style>
    <style:style style:name="gr51" style:family="graphic" style:list-style-name="L2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52" style:family="graphic" style:list-style-name="L2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53" style:family="graphic" style:list-style-name="L3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54" style:family="graphic" style:list-style-name="L3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55" style:family="graphic" style:list-style-name="L3">
      <style:graphic-properties draw:stroke="none" svg:stroke-width="0cm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56" style:family="graphic" style:list-style-name="L3">
      <style:graphic-properties draw:stroke="none" svg:stroke-width="0cm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57" style:family="graphic">
      <style:graphic-properties draw:stroke="solid" svg:stroke-width="0.071cm" svg:stroke-color="#e46c0a" draw:fill="solid" draw:fill-color="#fdeada" draw:textarea-vertical-align="middle" draw:auto-grow-height="false" draw:fit-to-size="false" fo:padding-top="0.125cm" fo:padding-bottom="0.125cm" fo:padding-left="0.25cm" fo:padding-right="0.25cm" fo:wrap-option="wrap"/>
    </style:style>
    <style:style style:name="gr58" style:family="graphic">
      <style:graphic-properties draw:stroke="solid" svg:stroke-width="0.071cm" svg:stroke-color="#1f497d" draw:fill="solid" draw:fill-color="#c6d9f1" draw:textarea-vertical-align="middle" draw:auto-grow-height="false" draw:fit-to-size="false" fo:padding-top="0.125cm" fo:padding-bottom="0.125cm" fo:padding-left="0.25cm" fo:padding-right="0.25cm" fo:wrap-option="wrap"/>
    </style:style>
    <style:style style:name="gr59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60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61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62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63" style:family="graphic" style:list-style-name="L2">
      <style:graphic-properties draw:stroke="solid" svg:stroke-width="0.071cm" svg:stroke-color="#8064a2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64" style:family="graphic" style:list-style-name="L2">
      <style:graphic-properties draw:stroke="solid" svg:stroke-width="0.071cm" svg:stroke-color="#e46c0a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5" style:family="graphic" style:list-style-name="L3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66" style:family="graphic">
      <style:graphic-properties draw:stroke="solid" svg:stroke-width="0.071cm" svg:stroke-color="#77933c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395cm" fo:padding-top="0.125cm" fo:padding-bottom="0.125cm" fo:padding-left="0.25cm" fo:padding-right="0.25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395cm" fo:padding-top="0.125cm" fo:padding-bottom="0.125cm" fo:padding-left="0.25cm" fo:padding-right="0.25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395cm" fo:padding-top="0.125cm" fo:padding-bottom="0.125cm" fo:padding-left="0.25cm" fo:padding-right="0.25cm" fo:wrap-option="wrap"/>
    </style:style>
    <style:style style:name="gr70" style:family="graphic">
      <style:graphic-properties draw:stroke="solid" svg:stroke-width="0.071cm" svg:stroke-color="#8eb4e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71cm" svg:stroke-color="#8eb4e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888cm" fo:min-width="2.112cm" fo:padding-top="0.125cm" fo:padding-bottom="0.125cm" fo:padding-left="0.25cm" fo:padding-right="0.25cm" fo:wrap-option="no-wrap"/>
    </style:style>
    <style:style style:name="gr73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74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75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re_20_et_20_contenu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T1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line-through-style="none" fo:font-family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custom-shape draw:name="Cylindre 4" draw:style-name="gr1" draw:text-style-name="P2" draw:layer="layout" svg:width="8.6cm" svg:height="2.969cm" svg:x="9.7cm" svg:y="4.548cm">
          <text:p text:style-name="P1"><text:span text:style-name="T1">SysML Semi-formal Model</text:span></text:p>
          <text:p text:style-name="P1"><text:span text:style-name="T1">(Papyrus)</text:span></text:p>
          <text:p text:style-name="P1"><text:span text:style-name="T1">Architecture (functional and organic), SSRS (OBU and Wayside at high-level)</text:span></text:p>
          <draw:enhanced-geometry draw:mirror-horizontal="false" draw:mirror-vertical="false" svg:viewBox="0 0 0 0" draw:text-areas="0 ?f4 ?f9 ?f5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Ellipse 5" draw:style-name="gr2" draw:text-style-name="P2" draw:layer="layout" svg:width="5.6cm" svg:height="1.799cm" svg:x="11.105cm" svg:y="1.824cm">
          <text:p text:style-name="P1"><text:span text:style-name="T1">System Analysis on pro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3" draw:text-style-name="P4" draw:layer="layout" svg:width="5.79cm" svg:height="1.013cm" svg:x="1.569cm" svg:y="18.826cm">
          <text:p text:style-name="P3"><text:span text:style-name="T2">WP7 (OSS toolch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" draw:text-style-name="P4" draw:layer="layout" svg:width="4.69cm" svg:height="1.013cm" svg:x="8.631cm" svg:y="18.826cm">
          <text:p text:style-name="P3"><text:span text:style-name="T2">WP3 (Model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5" draw:text-style-name="P4" draw:layer="layout" svg:width="3.39cm" svg:height="1.013cm" svg:x="15.626cm" svg:y="18.826cm">
          <text:p text:style-name="P3"><text:span text:style-name="T2">WP4 (V&amp;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6" draw:text-style-name="P4" draw:layer="layout" svg:width="4.986cm" svg:height="1.013cm" svg:x="21.034cm" svg:y="18.826cm">
          <text:p text:style-name="P3"><text:span text:style-name="T2">WP5 (Simul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flèche horizontale 24" draw:style-name="gr7" draw:text-style-name="P5" draw:layer="layout" svg:width="3.049cm" svg:height="0.999cm" svg:x="7.749cm" svg:y="2.224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5" draw:style-name="gr7" draw:text-style-name="P5" draw:layer="layout" svg:width="1.235cm" svg:height="0.999cm" draw:transform="rotate (-1.5707963267949) translate (14.405cm 3.589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Flèche droite 26" draw:style-name="gr7" draw:text-style-name="P5" draw:layer="layout" svg:width="1.674cm" svg:height="0.99cm" draw:transform="rotate (-0.334754150532512) translate (7.818cm 4.22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uble flèche horizontale 27" draw:style-name="gr8" draw:text-style-name="P5" draw:layer="layout" svg:width="3.452cm" svg:height="0.99cm" draw:transform="rotate (-2.60507844152674) translate (9.698cm 7.735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8" draw:style-name="gr8" draw:text-style-name="P5" draw:layer="layout" svg:width="1.306cm" svg:height="0.99cm" draw:transform="rotate (-1.5707963267949) translate (11.356cm 7.518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à coins arrondis 29" draw:style-name="gr9" draw:text-style-name="P2" draw:layer="layout" svg:width="3.923cm" svg:height="1.762cm" svg:x="16.076cm" svg:y="8.378cm">
          <text:p text:style-name="P1"><text:span text:style-name="T1">Safet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0" draw:style-name="gr10" draw:text-style-name="P2" draw:layer="layout" svg:width="3.999cm" svg:height="2.423cm" svg:x="16.038cm" svg:y="10.325cm">
          <text:p text:style-name="P1"><text:span text:style-name="T1">Validation </text:span></text:p>
          <text:p text:style-name="P1"><text:span text:style-name="T1">(EFS, FramaC, SystemC, RT-Tester…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1" draw:style-name="gr11" draw:text-style-name="P2" draw:layer="layout" svg:width="3.999cm" svg:height="2.875cm" svg:x="16.038cm" svg:y="12.9cm">
          <text:p text:style-name="P1"><text:span text:style-name="T1">Verification</text:span></text:p>
          <text:p text:style-name="P1"><text:span text:style-name="T1">(FramaC, SystemC, RT-Tester…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2" draw:style-name="gr12" draw:text-style-name="P2" draw:layer="layout" svg:width="3.999cm" svg:height="1.762cm" svg:x="16cm" svg:y="16.026cm">
          <text:p text:style-name="P1"><text:span text:style-name="T1">Internal</text:span><text:span text:style-name="T1"><text:line-break/></text:span><text:span text:style-name="T1">Assessm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61">
          <draw:custom-shape draw:name="Flèche angle droit à deux pointes 33" draw:style-name="gr13" draw:text-style-name="P5" draw:layer="layout" svg:width="2.118cm" svg:height="1.703cm" draw:transform="rotate (-1.5707963267949) translate (16cm 7.825cm)">
            <text:p/>
            <draw:enhanced-geometry draw:mirror-horizontal="false" draw:mirror-vertical="false" svg:viewBox="0 0 0 0" draw:text-areas="?f18 ?f16 ?f11 ?f17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34" draw:style-name="gr13" draw:text-style-name="P5" draw:layer="layout" svg:width="4.044cm" svg:height="1.703cm" draw:transform="rotate (-1.5707963267949) translate (15.988cm 7.825cm)">
            <text:p/>
            <draw:enhanced-geometry draw:mirror-horizontal="false" draw:mirror-vertical="false" svg:viewBox="0 0 0 0" draw:text-areas="?f18 ?f16 ?f11 ?f17" draw:type="ooxml-leftUpArrow" draw:modifiers="25000 25000 25000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35" draw:style-name="gr13" draw:text-style-name="P5" draw:layer="layout" svg:width="6.867cm" svg:height="1.703cm" draw:transform="rotate (-1.5707963267949) translate (16cm 7.825cm)">
            <text:p/>
            <draw:enhanced-geometry draw:mirror-horizontal="false" draw:mirror-vertical="false" svg:viewBox="0 0 0 0" draw:text-areas="?f18 ?f16 ?f11 ?f17" draw:type="ooxml-leftUpArrow" draw:modifiers="25000 25000 25000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36" draw:style-name="gr13" draw:text-style-name="P5" draw:layer="layout" svg:width="9.582cm" svg:height="1.703cm" draw:transform="rotate (-1.5707963267949) translate (15.981cm 7.843cm)">
            <text:p/>
            <draw:enhanced-geometry draw:mirror-horizontal="false" draw:mirror-vertical="false" svg:viewBox="0 0 0 0" draw:text-areas="?f18 ?f16 ?f11 ?f17" draw:type="ooxml-leftUpArrow" draw:modifiers="25000 25000 25000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</draw:g>
        <draw:custom-shape draw:name="Rectangle à coins arrondis 37" draw:style-name="gr14" draw:text-style-name="P2" draw:layer="layout" svg:width="3.999cm" svg:height="7.321cm" svg:x="21.527cm" svg:y="9.088cm">
          <text:p text:style-name="P1"><text:span text:style-name="T1">Demonstra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49">
          <draw:custom-shape draw:name="Cylindre 7" draw:style-name="gr15" draw:text-style-name="P5" draw:layer="layout" svg:width="2.608cm" svg:height="1.755cm" svg:x="3.194cm" svg:y="11.704cm">
            <text:p text:style-name="P1"><text:span text:style-name="T1">OSS Code</text:span></text:p>
            <text:p text:style-name="P1"><text:span text:style-name="T1">Model</text:span></text:p>
            <draw:enhanced-geometry draw:mirror-horizontal="false" draw:mirror-vertical="false" svg:viewBox="0 0 0 0" draw:text-areas="0 ?f4 ?f9 ?f5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8" draw:style-name="gr16" draw:text-style-name="P5" draw:layer="layout" svg:width="5cm" svg:height="1.915cm" svg:x="1.999cm" svg:y="8.985cm">
            <text:p text:style-name="P1"><text:span text:style-name="T1">Design of OSS Code Spec. (B,EFS)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47" draw:style-name="gr8" draw:text-style-name="P5" draw:layer="layout" svg:width="3.666cm" svg:height="0.99cm" draw:transform="rotate (-1.5707963267949) translate (4.995cm 13.6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42">
            <draw:custom-shape draw:name="Ellipse 38" draw:style-name="gr17" draw:text-style-name="P5" draw:layer="layout" svg:width="2.208cm" svg:height="2.208cm" svg:x="3.394cm" svg:y="14.33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40" draw:style-name="gr18" draw:text-style-name="P2" draw:layer="layout" svg:width="2.208cm" svg:height="2.027cm" svg:x="3.394cm" svg:y="14.419cm">
              <text:p text:style-name="P1"><text:span text:style-name="T1">OSS</text:span></text:p>
              <text:p text:style-name="P1"><text:span text:style-name="T1">Code</text:span></text:p>
              <text:p text:style-name="P1"><text:span text:style-name="T1">G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45" draw:style-name="gr19" draw:text-style-name="P5" draw:layer="layout" svg:width="2.608cm" svg:height="1.399cm" svg:x="3.194cm" svg:y="17.426cm">
            <text:p text:style-name="P1"><text:span text:style-name="T1">Code SIL4</text:span></text:p>
            <text:p text:style-name="P1"><text:span text:style-name="T1">C,ADA,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46" draw:style-name="gr8" draw:text-style-name="P5" draw:layer="layout" svg:width="0.911cm" svg:height="0.99cm" draw:transform="rotate (-1.5707963267949) translate (4.995cm 10.957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custom-shape draw:name="Flèche droite 60" draw:style-name="gr20" draw:text-style-name="P5" draw:layer="layout" svg:width="3.034cm" svg:height="0.99cm" draw:transform="rotate (-0.523598775598299) translate (19.176cm 7.04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à angle droit 63" draw:style-name="gr20" draw:text-style-name="P5" draw:layer="layout" svg:width="18.001cm" svg:height="2.078cm" svg:x="5.799cm" svg:y="16.547cm">
          <text:p/>
          <draw:enhanced-geometry draw:mirror-horizontal="false" draw:mirror-vertical="false" svg:viewBox="0 0 0 0" draw:text-areas="0 ?f13 ?f11 ?f17" draw:type="ooxml-bentUpArrow" draw:modifiers="15836 16345 19909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g draw:name="Groupe 50">
          <draw:custom-shape draw:name="Cylindre 51" draw:style-name="gr15" draw:text-style-name="P5" draw:layer="layout" svg:width="2.999cm" svg:height="1.755cm" svg:x="9.399cm" svg:y="11.704cm">
            <text:p text:style-name="P1"><text:span text:style-name="T1">Scade Code</text:span></text:p>
            <text:p text:style-name="P1"><text:span text:style-name="T1">Model</text:span></text:p>
            <draw:enhanced-geometry draw:mirror-horizontal="false" draw:mirror-vertical="false" svg:viewBox="0 0 0 0" draw:text-areas="0 ?f4 ?f9 ?f5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52" draw:style-name="gr16" draw:text-style-name="P5" draw:layer="layout" svg:width="4.907cm" svg:height="1.88cm" svg:x="8.446cm" svg:y="9.003cm">
            <text:p text:style-name="P1"><text:span text:style-name="T1">Design of Scade Code Spec.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53" draw:style-name="gr8" draw:text-style-name="P5" draw:layer="layout" svg:width="3.666cm" svg:height="0.99cm" draw:transform="rotate (-1.5707963267949) translate (11.395cm 13.6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54">
            <draw:custom-shape draw:name="Ellipse 57" draw:style-name="gr17" draw:text-style-name="P5" draw:layer="layout" svg:width="2.208cm" svg:height="2.208cm" svg:x="9.795cm" svg:y="14.33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58" draw:style-name="gr21" draw:text-style-name="P2" draw:layer="layout" svg:width="2.208cm" svg:height="2.027cm" svg:x="9.795cm" svg:y="14.419cm">
              <text:p text:style-name="P1"><text:span text:style-name="T1">Scade</text:span></text:p>
              <text:p text:style-name="P1"><text:span text:style-name="T1">Code</text:span></text:p>
              <text:p text:style-name="P1"><text:span text:style-name="T1">G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55" draw:style-name="gr15" draw:text-style-name="P5" draw:layer="layout" svg:width="2.608cm" svg:height="1.399cm" svg:x="9.595cm" svg:y="17.426cm">
            <text:p text:style-name="P1"><text:span text:style-name="T1">Code SIL4</text:span></text:p>
            <text:p text:style-name="P1"><text:span text:style-name="T1">C,ADA,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56" draw:style-name="gr8" draw:text-style-name="P5" draw:layer="layout" svg:width="0.911cm" svg:height="0.99cm" draw:transform="rotate (-1.5707963267949) translate (11.395cm 10.957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19">
          <draw:line draw:name="Connecteur droit 12" draw:style-name="gr22" draw:text-style-name="P6" draw:layer="layout" svg:x1="7.649cm" svg:y1="9.224cm" svg:x2="7.649cm" svg:y2="19.921cm">
            <text:p/>
          </draw:line>
          <draw:line draw:name="Connecteur droit 14" draw:style-name="gr22" draw:text-style-name="P6" draw:layer="layout" svg:x1="13.998cm" svg:y1="9.224cm" svg:x2="13.998cm" svg:y2="19.921cm">
            <text:p/>
          </draw:line>
          <draw:line draw:name="Connecteur droit 15" draw:style-name="gr22" draw:text-style-name="P6" draw:layer="layout" svg:x1="20.348cm" svg:y1="9.224cm" svg:x2="20.348cm" svg:y2="19.921cm">
            <text:p/>
          </draw:line>
        </draw:g>
        <draw:custom-shape draw:name="Rectangle 67" draw:style-name="gr23" draw:text-style-name="P2" draw:layer="layout" svg:width="4.519cm" svg:height="2.723cm" svg:x="2.679cm" svg:y="1.824cm">
          <text:p text:style-name="P1"><text:span text:style-name="T1">Inputs</text:span></text:p>
          <text:p text:style-name="P1"><text:span text:style-name="T1">SRS, Rail Knowledge,</text:span></text:p>
          <text:p text:style-name="P1"><text:span text:style-name="T1">EFS content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68" draw:style-name="gr24" draw:text-style-name="P5" draw:layer="layout" svg:width="1.376cm" svg:height="1.355cm" draw:transform="rotate (-3.14159265358979) translate (8.376cm 10.781cm)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70" draw:style-name="gr24" draw:text-style-name="P5" draw:layer="layout" svg:width="1.376cm" svg:height="1.355cm" draw:transform="rotate (-3.14159265358979) translate (8.334cm 16.048cm)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g draw:name="Groupe 72">
          <draw:custom-shape draw:name="Chevron 69" draw:style-name="gr24" draw:text-style-name="P5" draw:layer="layout" svg:width="3.332cm" svg:height="1.355cm" draw:transform="rotate (-3.14159265358979) translate (9.221cm 13.268cm)">
            <text:p/>
            <draw:enhanced-geometry draw:mirror-horizontal="false" draw:mirror-vertical="false" svg:viewBox="0 0 0 0" draw:text-areas="?f7 0 ?f8 ?f10" draw:type="ooxml-chevron" draw:modifiers="3595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ZoneTexte 71" draw:style-name="gr25" draw:text-style-name="P2" draw:layer="layout" svg:width="2.933cm" svg:height="1.265cm" svg:x="6.023cm" svg:y="11.949cm">
            <text:p text:style-name="P1"><text:span text:style-name="T3">OSS migration</text:span></text:p>
            <text:p text:style-name="P1"><text:span text:style-name="T3">(long ter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1T11">
        <draw:custom-shape draw:name="Flèche à angle droit 91" draw:style-name="gr13" draw:text-style-name="P5" draw:layer="layout" svg:width="12.885cm" svg:height="6.242cm" svg:x="4.599cm" svg:y="7.025cm">
          <text:p/>
          <draw:enhanced-geometry draw:mirror-horizontal="false" draw:mirror-vertical="false" svg:viewBox="0 0 0 0" draw:text-areas="0 ?f13 ?f11 ?f17" draw:type="ooxml-bentUpArrow" draw:modifiers="6469 5775 653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Flèche à angle droit 63" draw:style-name="gr20" draw:text-style-name="P5" draw:layer="layout" svg:width="19.701cm" svg:height="1.681cm" svg:x="4.599cm" svg:y="16.344cm">
          <text:p/>
          <draw:enhanced-geometry draw:mirror-horizontal="false" draw:mirror-vertical="false" svg:viewBox="0 0 0 0" draw:text-areas="0 ?f13 ?f11 ?f17" draw:type="ooxml-bentUpArrow" draw:modifiers="15836 16345 19909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Cylindre 4" draw:style-name="gr27" draw:text-style-name="P2" draw:layer="layout" svg:width="14.177cm" svg:height="2.494cm" svg:x="6.423cm" svg:y="4.53cm">
          <text:p text:style-name="P1"><text:span text:style-name="T4">SysML Semi-formal Model</text:span></text:p>
          <text:p text:style-name="P1"><text:span text:style-name="T4">(Papyrus)</text:span></text:p>
          <text:p text:style-name="P1"><text:span text:style-name="T4">Architecture (functional and organic), SSRS (OBU and Wayside at high-level)</text:span></text:p>
          <draw:enhanced-geometry draw:mirror-horizontal="false" draw:mirror-vertical="false" svg:viewBox="0 0 0 0" draw:text-areas="0 ?f4 ?f9 ?f5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Ellipse 5" draw:style-name="gr28" draw:text-style-name="P2" draw:layer="layout" svg:width="4.703cm" svg:height="1.511cm" svg:x="11.305cm" svg:y="1.624cm">
          <text:p text:style-name="P1"><text:span text:style-name="T4">System Analysis on pro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29" draw:text-style-name="P2" draw:layer="layout" svg:width="4.878cm" svg:height="1.435cm" svg:x="1.399cm" svg:y="18.195cm">
          <text:p text:style-name="P1"><text:span text:style-name="T1">WP7 OSS tools </text:span></text:p>
          <text:p text:style-name="P1"><text:span text:style-name="T1">chain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30" draw:text-style-name="P2" draw:layer="layout" svg:width="3.959cm" svg:height="1.435cm" svg:x="6.376cm" svg:y="18.195cm">
          <text:p text:style-name="P1"><text:span text:style-name="T1">WP3 SCADE based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31" draw:text-style-name="P2" draw:layer="layout" svg:width="2.897cm" svg:height="0.843cm" svg:x="17.227cm" svg:y="18.494cm">
          <text:p text:style-name="P1"><text:span text:style-name="T1">WP4 (V&amp;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32" draw:text-style-name="P2" draw:layer="layout" svg:width="4.199cm" svg:height="0.843cm" svg:x="22.201cm" svg:y="18.494cm">
          <text:p text:style-name="P1"><text:span text:style-name="T1">WP5 (Simul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flèche horizontale 24" draw:style-name="gr7" draw:text-style-name="P5" draw:layer="layout" svg:width="3.619cm" svg:height="0.839cm" svg:x="7.302cm" svg:y="2.024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5" draw:style-name="gr7" draw:text-style-name="P5" draw:layer="layout" svg:width="1.037cm" svg:height="0.839cm" draw:transform="rotate (-1.5707963267949) translate (14.04cm 3.389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Flèche droite 26" draw:style-name="gr7" draw:text-style-name="P5" draw:layer="layout" svg:width="1.406cm" svg:height="0.831cm" draw:transform="rotate (-0.755902099038744) translate (7.247cm 3.13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uble flèche horizontale 27" draw:style-name="gr8" draw:text-style-name="P5" draw:layer="layout" svg:width="2.9cm" svg:height="0.831cm" draw:transform="rotate (-2.60507844152674) translate (6.317cm 7.34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8" draw:style-name="gr8" draw:text-style-name="P5" draw:layer="layout" svg:width="1.918cm" svg:height="0.831cm" draw:transform="rotate (-1.5707963267949) translate (9.232cm 7.318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à coins arrondis 29" draw:style-name="gr33" draw:text-style-name="P2" draw:layer="layout" svg:width="3.106cm" svg:height="1.48cm" svg:x="18.336cm" svg:y="8.663cm">
          <text:p text:style-name="P1"><text:span text:style-name="T4">Safet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0" draw:style-name="gr34" draw:text-style-name="P2" draw:layer="layout" svg:width="3.166cm" svg:height="2.035cm" svg:x="18.336cm" svg:y="10.364cm">
          <text:p text:style-name="P1"><text:span text:style-name="T4">Validation </text:span></text:p>
          <text:p text:style-name="P1"><text:span text:style-name="T4">(EFS, FramaC, SystemC, RT-Tester…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1" draw:style-name="gr35" draw:text-style-name="P2" draw:layer="layout" svg:width="3.166cm" svg:height="2.415cm" svg:x="18.336cm" svg:y="12.61cm">
          <text:p text:style-name="P1"><text:span text:style-name="T4">Verification</text:span></text:p>
          <text:p text:style-name="P1"><text:span text:style-name="T4">(FramaC, SystemC, RT-Tester…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2" draw:style-name="gr36" draw:text-style-name="P2" draw:layer="layout" svg:width="3.166cm" svg:height="1.48cm" svg:x="18.336cm" svg:y="15.226cm">
          <text:p text:style-name="P1"><text:span text:style-name="T4">Internal</text:span><text:span text:style-name="T4"><text:line-break/></text:span><text:span text:style-name="T4">Assessm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7" draw:style-name="gr37" draw:text-style-name="P2" draw:layer="layout" svg:width="3.359cm" svg:height="6.474cm" svg:x="22.401cm" svg:y="9.825cm">
          <text:p text:style-name="P1"><text:span text:style-name="T4">Demonstra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èche droite 60" draw:style-name="gr20" draw:text-style-name="P5" draw:layer="layout" svg:width="3.459cm" svg:height="0.831cm" draw:transform="rotate (-0.785398163397449) translate (21.155cm 6.5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7" draw:style-name="gr38" draw:text-style-name="P2" draw:layer="layout" svg:width="3.796cm" svg:height="2.287cm" svg:x="2.879cm" svg:y="1.624cm">
          <text:p text:style-name="P1"><text:span text:style-name="T4">Inputs</text:span></text:p>
          <text:p text:style-name="P1"><text:span text:style-name="T4">SRS, Rail Knowledge,</text:span></text:p>
          <text:p text:style-name="P1"><text:span text:style-name="T4">EFS content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2" draw:style-name="gr39" draw:text-style-name="P2" draw:layer="layout" svg:width="3.959cm" svg:height="1.435cm" svg:x="11.676cm" svg:y="18.195cm">
          <text:p text:style-name="P1"><text:span text:style-name="T1">EFS Modeling for</text:span></text:p>
          <text:p text:style-name="P1"><text:span text:style-name="T1">SCADE V&amp;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">
          <draw:custom-shape draw:name="Flèche angle droit à deux pointes 33" draw:style-name="gr13" draw:text-style-name="P5" draw:layer="layout" svg:width="2.929cm" svg:height="1.43cm" draw:transform="rotate (-1.5707963267949) translate (18.2cm 7.025cm)">
            <text:p/>
            <draw:enhanced-geometry draw:mirror-horizontal="false" draw:mirror-vertical="false" svg:viewBox="0 0 0 0" draw:text-areas="?f18 ?f16 ?f11 ?f17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64" draw:style-name="gr13" draw:text-style-name="P5" draw:layer="layout" svg:width="4.969cm" svg:height="1.43cm" draw:transform="rotate (-1.5707963267949) translate (18.2cm 7.025cm)">
            <text:p/>
            <draw:enhanced-geometry draw:mirror-horizontal="false" draw:mirror-vertical="false" svg:viewBox="0 0 0 0" draw:text-areas="?f18 ?f16 ?f11 ?f17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65" draw:style-name="gr13" draw:text-style-name="P5" draw:layer="layout" svg:width="7.577cm" svg:height="1.43cm" draw:transform="rotate (-1.5707963267949) translate (18.2cm 7.025cm)">
            <text:p/>
            <draw:enhanced-geometry draw:mirror-horizontal="false" draw:mirror-vertical="false" svg:viewBox="0 0 0 0" draw:text-areas="?f18 ?f16 ?f11 ?f17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66" draw:style-name="gr13" draw:text-style-name="P5" draw:layer="layout" svg:width="9.367cm" svg:height="1.43cm" draw:transform="rotate (-1.5707963267949) translate (18.2cm 7.025cm)">
            <text:p/>
            <draw:enhanced-geometry draw:mirror-horizontal="false" draw:mirror-vertical="false" svg:viewBox="0 0 0 0" draw:text-areas="?f18 ?f16 ?f11 ?f17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</draw:g>
        <draw:custom-shape draw:name="Double flèche horizontale 73" draw:style-name="gr8" draw:text-style-name="P5" draw:layer="layout" svg:width="1.909cm" svg:height="0.831cm" draw:transform="rotate (-1.5707963267949) translate (14.4cm 7.327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à coins arrondis 83" draw:style-name="gr40" draw:text-style-name="P5" draw:layer="layout" svg:width="0.839cm" svg:height="0.544cm" svg:x="18.801cm" svg:y="10.9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Connecteur droit 3" draw:style-name="gr41" draw:text-style-name="P6" draw:layer="layout" svg:x1="15.787cm" svg:y1="9.759cm" svg:x2="18.835cm" svg:y2="10.902cm">
          <text:p/>
        </draw:line>
        <draw:line draw:name="Connecteur droit 85" draw:style-name="gr41" draw:text-style-name="P6" draw:layer="layout" svg:x1="16.278cm" svg:y1="17.675cm" svg:x2="18.835cm" svg:y2="11.41cm">
          <text:p/>
        </draw:line>
        <draw:custom-shape draw:name="Flèche à angle droit 90" draw:style-name="gr13" draw:text-style-name="P5" draw:layer="layout" svg:width="12.885cm" svg:height="10.643cm" svg:x="4.599cm" svg:y="7.025cm">
          <text:p/>
          <draw:enhanced-geometry draw:mirror-horizontal="false" draw:mirror-vertical="false" svg:viewBox="0 0 0 0" draw:text-areas="0 ?f13 ?f11 ?f17" draw:type="ooxml-bentUpArrow" draw:modifiers="3757 3402 4157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à coins arrondis 84" draw:style-name="gr40" draw:text-style-name="P5" draw:layer="layout" svg:width="4.793cm" svg:height="8.676cm" svg:x="11.484cm" svg:y="9.7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49">
          <draw:custom-shape draw:name="Cylindre 7" draw:style-name="gr15" draw:text-style-name="P5" draw:layer="layout" svg:width="2.19cm" svg:height="1.474cm" svg:x="2.676cm" svg:y="12.219cm">
            <text:p text:style-name="P1"><text:span text:style-name="T4">OSS Code</text:span></text:p>
            <text:p text:style-name="P1"><text:span text:style-name="T4">Model</text:span></text:p>
            <draw:enhanced-geometry draw:mirror-horizontal="false" draw:mirror-vertical="false" svg:viewBox="0 0 0 0" draw:text-areas="0 ?f4 ?f9 ?f5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8" draw:style-name="gr16" draw:text-style-name="P5" draw:layer="layout" svg:width="4.199cm" svg:height="1.609cm" svg:x="1.672cm" svg:y="9.936cm">
            <text:p text:style-name="P1"><text:span text:style-name="T4">Design of OSS Code Spec. (B,EFS)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47" draw:style-name="gr8" draw:text-style-name="P5" draw:layer="layout" svg:width="3.079cm" svg:height="0.831cm" draw:transform="rotate (-1.5707963267949) translate (4.188cm 13.838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42">
            <draw:custom-shape draw:name="Ellipse 38" draw:style-name="gr17" draw:text-style-name="P5" draw:layer="layout" svg:width="1.854cm" svg:height="1.854cm" svg:x="2.844cm" svg:y="14.4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40" draw:style-name="gr42" draw:text-style-name="P2" draw:layer="layout" svg:width="1.854cm" svg:height="1.644cm" svg:x="2.844cm" svg:y="14.5cm">
              <text:p text:style-name="P1"><text:span text:style-name="T4">OSS</text:span></text:p>
              <text:p text:style-name="P1"><text:span text:style-name="T4">Code</text:span></text:p>
              <text:p text:style-name="P1"><text:span text:style-name="T4">G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45" draw:style-name="gr15" draw:text-style-name="P5" draw:layer="layout" svg:width="2.19cm" svg:height="1.175cm" svg:x="2.676cm" svg:y="17.025cm">
            <text:p text:style-name="P1"><text:span text:style-name="T4">Code SIL4</text:span></text:p>
            <text:p text:style-name="P1"><text:span text:style-name="T4">C,ADA,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46" draw:style-name="gr8" draw:text-style-name="P5" draw:layer="layout" svg:width="0.765cm" svg:height="0.831cm" draw:transform="rotate (-1.5707963267949) translate (4.188cm 11.59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50">
          <draw:custom-shape draw:name="Cylindre 51" draw:style-name="gr15" draw:text-style-name="P5" draw:layer="layout" svg:width="2.519cm" svg:height="1.474cm" svg:x="7.6cm" svg:y="12.222cm">
            <text:p text:style-name="P1"><text:span text:style-name="T4">Scade Code</text:span></text:p>
            <text:p text:style-name="P1"><text:span text:style-name="T4">Model</text:span></text:p>
            <draw:enhanced-geometry draw:mirror-horizontal="false" draw:mirror-vertical="false" svg:viewBox="0 0 0 0" draw:text-areas="0 ?f4 ?f9 ?f5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52" draw:style-name="gr16" draw:text-style-name="P5" draw:layer="layout" svg:width="4.121cm" svg:height="1.579cm" svg:x="6.799cm" svg:y="9.954cm">
            <text:p text:style-name="P1"><text:span text:style-name="T4">Design of Scade Code Spec.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53" draw:style-name="gr8" draw:text-style-name="P5" draw:layer="layout" svg:width="3.079cm" svg:height="0.831cm" draw:transform="rotate (-1.5707963267949) translate (9.277cm 13.841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54">
            <draw:custom-shape draw:name="Ellipse 57" draw:style-name="gr17" draw:text-style-name="P5" draw:layer="layout" svg:width="1.854cm" svg:height="1.854cm" svg:x="7.933cm" svg:y="14.4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58" draw:style-name="gr43" draw:text-style-name="P2" draw:layer="layout" svg:width="1.854cm" svg:height="1.644cm" svg:x="7.933cm" svg:y="14.503cm">
              <text:p text:style-name="P1"><text:span text:style-name="T4">Scade</text:span></text:p>
              <text:p text:style-name="P1"><text:span text:style-name="T4">Code</text:span></text:p>
              <text:p text:style-name="P1"><text:span text:style-name="T4">G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55" draw:style-name="gr15" draw:text-style-name="P5" draw:layer="layout" svg:width="2.19cm" svg:height="1.175cm" svg:x="7.765cm" svg:y="17.028cm">
            <text:p text:style-name="P1"><text:span text:style-name="T4">Code SIL4</text:span></text:p>
            <text:p text:style-name="P1"><text:span text:style-name="T4">C,ADA,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56" draw:style-name="gr8" draw:text-style-name="P5" draw:layer="layout" svg:width="0.765cm" svg:height="0.831cm" draw:transform="rotate (-1.5707963267949) translate (9.277cm 11.595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74">
          <draw:custom-shape draw:name="Cylindre 75" draw:style-name="gr15" draw:text-style-name="P5" draw:layer="layout" svg:width="2.519cm" svg:height="1.597cm" svg:x="12.679cm" svg:y="12.244cm">
            <text:p text:style-name="P1"><text:span text:style-name="T4">EFS Code</text:span></text:p>
            <text:p text:style-name="P1"><text:span text:style-name="T4">Semi-formal Model</text:span></text:p>
            <draw:enhanced-geometry draw:mirror-horizontal="false" draw:mirror-vertical="false" svg:viewBox="0 0 0 0" draw:text-areas="0 ?f4 ?f9 ?f5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76" draw:style-name="gr16" draw:text-style-name="P5" draw:layer="layout" svg:width="4.121cm" svg:height="1.579cm" svg:x="11.878cm" svg:y="9.975cm">
            <text:p text:style-name="P1"><text:span text:style-name="T4">Design of EFS Code Spec.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77" draw:style-name="gr8" draw:text-style-name="P5" draw:layer="layout" svg:width="2.911cm" svg:height="0.831cm" draw:transform="rotate (-1.5707963267949) translate (14.355cm 14.031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78">
            <draw:custom-shape draw:name="Ellipse 81" draw:style-name="gr17" draw:text-style-name="P5" draw:layer="layout" svg:width="1.854cm" svg:height="1.854cm" svg:x="13.011cm" svg:y="14.45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82" draw:style-name="gr44" draw:text-style-name="P2" draw:layer="layout" svg:width="1.854cm" svg:height="1.644cm" svg:x="13.011cm" svg:y="14.524cm">
              <text:p text:style-name="P1"><text:span text:style-name="T4">Scade</text:span></text:p>
              <text:p text:style-name="P1"><text:span text:style-name="T4">Code</text:span></text:p>
              <text:p text:style-name="P1"><text:span text:style-name="T4">G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79" draw:style-name="gr15" draw:text-style-name="P5" draw:layer="layout" svg:width="2.19cm" svg:height="1.175cm" svg:x="12.843cm" svg:y="17.05cm">
            <text:p text:style-name="P1"><text:span text:style-name="T4">Code no SIL4 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80" draw:style-name="gr8" draw:text-style-name="P5" draw:layer="layout" svg:width="0.765cm" svg:height="0.831cm" draw:transform="rotate (-1.5707963267949) translate (14.355cm 11.61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19">
          <draw:line draw:name="Connecteur droit 12" draw:style-name="gr22" draw:text-style-name="P6" draw:layer="layout" svg:x1="11.266cm" svg:y1="8.624cm" svg:x2="11.266cm" svg:y2="19.72cm">
            <text:p/>
          </draw:line>
          <draw:line draw:name="Connecteur droit 14" draw:style-name="gr22" draw:text-style-name="P6" draw:layer="layout" svg:x1="16.533cm" svg:y1="8.624cm" svg:x2="16.533cm" svg:y2="19.72cm">
            <text:p/>
          </draw:line>
          <draw:line draw:name="Connecteur droit 15" draw:style-name="gr22" draw:text-style-name="P6" draw:layer="layout" svg:x1="21.8cm" svg:y1="8.624cm" svg:x2="21.8cm" svg:y2="19.72cm">
            <text:p/>
          </draw:line>
          <draw:line draw:name="Connecteur droit 59" draw:style-name="gr22" draw:text-style-name="P6" draw:layer="layout" svg:x1="5.999cm" svg:y1="8.624cm" svg:x2="5.999cm" svg:y2="19.72cm">
            <text:p/>
          </draw:line>
        </draw:g>
        <draw:custom-shape draw:name="Chevron 68" draw:style-name="gr24" draw:text-style-name="P5" draw:layer="layout" svg:width="1.156cm" svg:height="1.138cm" draw:transform="rotate (-3.14159265358979) translate (6.799cm 11.364cm)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70" draw:style-name="gr24" draw:text-style-name="P5" draw:layer="layout" svg:width="1.156cm" svg:height="1.138cm" draw:transform="rotate (-3.14159265358979) translate (6.599cm 13.625cm)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g draw:name="Groupe 72">
          <draw:custom-shape draw:name="Chevron 69" draw:style-name="gr24" draw:text-style-name="P5" draw:layer="layout" svg:width="2.799cm" svg:height="1.138cm" draw:transform="rotate (-3.14159265358979) translate (7.599cm 16.026cm)">
            <text:p/>
            <draw:enhanced-geometry draw:mirror-horizontal="false" draw:mirror-vertical="false" svg:viewBox="0 0 0 0" draw:text-areas="?f7 0 ?f8 ?f10" draw:type="ooxml-chevron" draw:modifiers="3595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ZoneTexte 71" draw:style-name="gr45" draw:text-style-name="P2" draw:layer="layout" svg:width="2.611cm" svg:height="1.137cm" svg:x="4.839cm" svg:y="14.918cm">
            <text:p text:style-name="P1"><text:span text:style-name="T5">OSS migration</text:span></text:p>
            <text:p text:style-name="P1"><text:span text:style-name="T5">(long ter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Hexagone 87" draw:style-name="gr46" draw:text-style-name="P2" draw:layer="layout" svg:width="1.979cm" svg:height="0.688cm" svg:x="10.4cm" svg:y="17.226cm">
          <text:p text:style-name="P1"><text:span text:style-name="T4">V&amp;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Hexagone 88" draw:style-name="gr47" draw:text-style-name="P2" draw:layer="layout" svg:width="1.979cm" svg:height="0.688cm" svg:x="10.378cm" svg:y="14.936cm">
          <text:p text:style-name="P1"><text:span text:style-name="T4">V&amp;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Hexagone 89" draw:style-name="gr48" draw:text-style-name="P2" draw:layer="layout" svg:width="1.979cm" svg:height="0.688cm" svg:x="10.357cm" svg:y="12.625cm">
          <text:p text:style-name="P1"><text:span text:style-name="T4">V&amp;V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1T11">
        <draw:custom-shape draw:name="Flèche à angle droit 91" draw:style-name="gr49" draw:text-style-name="P5" draw:layer="Mise en page" svg:width="12.885cm" svg:height="6.242cm" svg:x="4.699cm" svg:y="6.825cm">
          <text:p/>
          <draw:enhanced-geometry draw:mirror-horizontal="false" draw:mirror-vertical="false" draw:text-areas="0 ?f13 ?f11 ?f17" svg:viewBox="0 0 0 0" draw:type="ooxml-bentUpArrow" draw:modifiers="6469 5775 653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Flèche à angle droit 63" draw:style-name="gr50" draw:text-style-name="P5" draw:layer="Mise en page" svg:width="19.701cm" svg:height="1.681cm" svg:x="4.699cm" svg:y="16.144cm">
          <text:p/>
          <draw:enhanced-geometry draw:mirror-horizontal="false" draw:mirror-vertical="false" draw:text-areas="0 ?f13 ?f11 ?f17" svg:viewBox="0 0 0 0" draw:type="ooxml-bentUpArrow" draw:modifiers="15836 16345 19909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Cylindre 4" draw:style-name="gr51" draw:text-style-name="P2" draw:layer="Mise en page" svg:width="14.177cm" svg:height="2.494cm" svg:x="6.523cm" svg:y="4.33cm">
          <text:p text:style-name="P8"><text:span text:style-name="T4">SysML Semi-formal Model</text:span></text:p>
          <text:p text:style-name="P8"><text:span text:style-name="T4">(Papyrus)</text:span></text:p>
          <text:p text:style-name="P8"><text:span text:style-name="T4">Architecture (functional and organic), SSRS (OBU and Wayside at high-level)</text:span></text:p>
          <draw:enhanced-geometry draw:mirror-horizontal="false" draw:mirror-vertical="false" draw:text-areas="0 ?f4 ?f9 ?f5" svg:viewBox="0 0 0 0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Ellipse 5" draw:style-name="gr52" draw:text-style-name="P2" draw:layer="Mise en page" svg:width="4.703cm" svg:height="1.511cm" svg:x="11.405cm" svg:y="1.424cm">
          <text:p text:style-name="P8"><text:span text:style-name="T4">System Analysis on pros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53" draw:text-style-name="P2" draw:layer="Mise en page" svg:width="4.878cm" svg:height="1.435cm" svg:x="1.499cm" svg:y="17.995cm">
          <text:p text:style-name="P8"><text:span text:style-name="T1">WP7 OSS tools </text:span></text:p>
          <text:p text:style-name="P8"><text:span text:style-name="T1">chain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54" draw:text-style-name="P2" draw:layer="Mise en page" svg:width="3.959cm" svg:height="1.435cm" svg:x="6.476cm" svg:y="17.995cm">
          <text:p text:style-name="P8"><text:span text:style-name="T1">WP3 SCADE based Mode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55" draw:text-style-name="P2" draw:layer="Mise en page" svg:width="2.897cm" svg:height="0.843cm" svg:x="18.1cm" svg:y="18.294cm">
          <text:p text:style-name="P8"><text:span text:style-name="T1">WP4 (V&amp;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56" draw:text-style-name="P2" draw:layer="Mise en page" svg:width="4.199cm" svg:height="0.843cm" svg:x="22.301cm" svg:y="18.294cm">
          <text:p text:style-name="P8"><text:span text:style-name="T1">WP5 (Simul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flèche horizontale 24" draw:style-name="gr57" draw:text-style-name="P5" draw:layer="Mise en page" svg:width="3.619cm" svg:height="0.839cm" svg:x="7.402cm" svg:y="1.824cm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5" draw:style-name="gr57" draw:text-style-name="P5" draw:layer="Mise en page" svg:width="1.037cm" svg:height="0.839cm" draw:transform="rotate (-1.5707963267949) translate (14.14cm 3.189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7" draw:style-name="gr58" draw:text-style-name="P5" draw:layer="Mise en page" svg:width="2.9cm" svg:height="0.831cm" draw:transform="rotate (-2.60507844152674) translate (6.417cm 7.14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8" draw:style-name="gr58" draw:text-style-name="P5" draw:layer="Mise en page" svg:width="1.918cm" svg:height="0.831cm" draw:transform="rotate (-1.5707963267949) translate (9.332cm 7.118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à coins arrondis 29" draw:style-name="gr59" draw:text-style-name="P2" draw:layer="Mise en page" svg:width="3.106cm" svg:height="1.48cm" svg:x="18.436cm" svg:y="8.463cm">
          <text:p text:style-name="P8"><text:span text:style-name="T4">Safet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0" draw:style-name="gr60" draw:text-style-name="P2" draw:layer="Mise en page" svg:width="3.166cm" svg:height="2.035cm" svg:x="18.436cm" svg:y="10.164cm">
          <text:p text:style-name="P8"><text:span text:style-name="T4">Validation </text:span></text:p>
          <text:p text:style-name="P8"><text:span text:style-name="T4">(EFS, FramaC, SystemC, RT-Tester…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1" draw:style-name="gr61" draw:text-style-name="P2" draw:layer="Mise en page" svg:width="3.166cm" svg:height="2.415cm" svg:x="18.436cm" svg:y="12.41cm">
          <text:p text:style-name="P8"><text:span text:style-name="T4">Verification</text:span></text:p>
          <text:p text:style-name="P8"><text:span text:style-name="T4">(FramaC, SystemC, RT-Tester…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2" draw:style-name="gr62" draw:text-style-name="P2" draw:layer="Mise en page" svg:width="3.166cm" svg:height="1.48cm" svg:x="18.436cm" svg:y="15.026cm">
          <text:p text:style-name="P8"><text:span text:style-name="T4">Internal</text:span><text:span text:style-name="T4"><text:line-break/></text:span><text:span text:style-name="T4">Assessm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7" draw:style-name="gr63" draw:text-style-name="P2" draw:layer="Mise en page" svg:width="3.359cm" svg:height="6.474cm" svg:x="22.501cm" svg:y="9.625cm">
          <text:p text:style-name="P8"><text:span text:style-name="T4">Demonstra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èche droite 60" draw:style-name="gr50" draw:text-style-name="P5" draw:layer="Mise en page" svg:width="3.459cm" svg:height="0.831cm" draw:transform="rotate (-0.785398163397449) translate (21.255cm 6.39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7" draw:style-name="gr64" draw:text-style-name="P2" draw:layer="Mise en page" svg:width="3.796cm" svg:height="2.287cm" svg:x="2.979cm" svg:y="1.424cm">
          <text:p text:style-name="P8"><text:span text:style-name="T4">Inputs</text:span></text:p>
          <text:p text:style-name="P8"><text:span text:style-name="T4">SRS, Rail Knowledge,</text:span></text:p>
          <text:p text:style-name="P8"><text:span text:style-name="T4">EFS content,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2" draw:style-name="gr65" draw:text-style-name="P2" draw:layer="Mise en page" svg:width="4.703cm" svg:height="1.435cm" svg:x="11.701cm" svg:y="18.016cm">
          <text:p text:style-name="P8"><text:span text:style-name="T1">WP3 EFS based mode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">
          <draw:custom-shape draw:name="Flèche angle droit à deux pointes 33" draw:style-name="gr13" draw:text-style-name="P5" draw:layer="layout" svg:width="2.929cm" svg:height="1.43cm" draw:transform="rotate (-1.5707963267949) translate (18.3cm 6.825cm)">
            <text:p/>
            <draw:enhanced-geometry draw:mirror-horizontal="false" draw:mirror-vertical="false" draw:text-areas="?f18 ?f16 ?f11 ?f17" svg:viewBox="0 0 0 0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64" draw:style-name="gr13" draw:text-style-name="P5" draw:layer="layout" svg:width="4.969cm" svg:height="1.43cm" draw:transform="rotate (-1.5707963267949) translate (18.3cm 6.825cm)">
            <text:p/>
            <draw:enhanced-geometry draw:mirror-horizontal="false" draw:mirror-vertical="false" draw:text-areas="?f18 ?f16 ?f11 ?f17" svg:viewBox="0 0 0 0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65" draw:style-name="gr13" draw:text-style-name="P5" draw:layer="layout" svg:width="7.577cm" svg:height="1.43cm" draw:transform="rotate (-1.5707963267949) translate (18.3cm 6.825cm)">
            <text:p/>
            <draw:enhanced-geometry draw:mirror-horizontal="false" draw:mirror-vertical="false" draw:text-areas="?f18 ?f16 ?f11 ?f17" svg:viewBox="0 0 0 0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66" draw:style-name="gr13" draw:text-style-name="P5" draw:layer="layout" svg:width="9.367cm" svg:height="1.43cm" draw:transform="rotate (-1.5707963267949) translate (18.3cm 6.825cm)">
            <text:p/>
            <draw:enhanced-geometry draw:mirror-horizontal="false" draw:mirror-vertical="false" draw:text-areas="?f18 ?f16 ?f11 ?f17" svg:viewBox="0 0 0 0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</draw:g>
        <draw:custom-shape draw:name="Double flèche horizontale 73" draw:style-name="gr58" draw:text-style-name="P5" draw:layer="Mise en page" svg:width="1.909cm" svg:height="0.831cm" draw:transform="rotate (-1.5707963267949) translate (14.5cm 7.127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à coins arrondis 83" draw:style-name="gr66" draw:text-style-name="P5" draw:layer="Mise en page" svg:width="0.839cm" svg:height="0.544cm" svg:x="18.901cm" svg:y="10.7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Connecteur droit 3" draw:style-name="gr41" draw:text-style-name="P6" draw:layer="layout" svg:x1="15.887cm" svg:y1="9.559cm" svg:x2="18.935cm" svg:y2="10.702cm">
          <text:p/>
        </draw:line>
        <draw:line draw:name="Connecteur droit 85" draw:style-name="gr41" draw:text-style-name="P6" draw:layer="layout" svg:x1="16.378cm" svg:y1="17.475cm" svg:x2="18.935cm" svg:y2="11.21cm">
          <text:p/>
        </draw:line>
        <draw:custom-shape draw:name="Flèche à angle droit 90" draw:style-name="gr49" draw:text-style-name="P5" draw:layer="Mise en page" svg:width="12.885cm" svg:height="10.643cm" svg:x="4.699cm" svg:y="6.825cm">
          <text:p/>
          <draw:enhanced-geometry draw:mirror-horizontal="false" draw:mirror-vertical="false" draw:text-areas="0 ?f13 ?f11 ?f17" svg:viewBox="0 0 0 0" draw:type="ooxml-bentUpArrow" draw:modifiers="3757 3402 4157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à coins arrondis 84" draw:style-name="gr66" draw:text-style-name="P5" draw:layer="Mise en page" svg:width="4.793cm" svg:height="8.676cm" svg:x="11.584cm" svg:y="9.51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49">
          <draw:custom-shape draw:name="Cylindre 7" draw:style-name="gr15" draw:text-style-name="P5" draw:layer="layout" svg:width="2.19cm" svg:height="1.474cm" svg:x="2.776cm" svg:y="12.019cm">
            <text:p text:style-name="P1"><text:span text:style-name="T4">OSS Code</text:span></text:p>
            <text:p text:style-name="P1"><text:span text:style-name="T4">Model</text:span></text:p>
            <draw:enhanced-geometry draw:mirror-horizontal="false" draw:mirror-vertical="false" draw:text-areas="0 ?f4 ?f9 ?f5" svg:viewBox="0 0 0 0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8" draw:style-name="gr16" draw:text-style-name="P5" draw:layer="layout" svg:width="4.199cm" svg:height="1.609cm" svg:x="1.772cm" svg:y="9.736cm">
            <text:p text:style-name="P1"><text:span text:style-name="T4">Design of OSS Code Spec. (B,EFS)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47" draw:style-name="gr8" draw:text-style-name="P5" draw:layer="layout" svg:width="3.079cm" svg:height="0.831cm" draw:transform="rotate (-1.5707963267949) translate (4.288cm 13.638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42">
            <draw:custom-shape draw:name="Ellipse 38" draw:style-name="gr17" draw:text-style-name="P5" draw:layer="layout" svg:width="1.854cm" svg:height="1.854cm" svg:x="2.944cm" svg:y="14.23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40" draw:style-name="gr67" draw:text-style-name="P2" draw:layer="layout" svg:width="1.854cm" svg:height="1.644cm" svg:x="2.944cm" svg:y="14.3cm">
              <text:p text:style-name="P1"><text:span text:style-name="T4">OSS</text:span></text:p>
              <text:p text:style-name="P1"><text:span text:style-name="T4">Code</text:span></text:p>
              <text:p text:style-name="P1"><text:span text:style-name="T4">Gen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45" draw:style-name="gr15" draw:text-style-name="P5" draw:layer="layout" svg:width="2.19cm" svg:height="1.175cm" svg:x="2.776cm" svg:y="16.825cm">
            <text:p text:style-name="P1"><text:span text:style-name="T4">Code SIL4</text:span></text:p>
            <text:p text:style-name="P1"><text:span text:style-name="T4">C,ADA,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46" draw:style-name="gr8" draw:text-style-name="P5" draw:layer="layout" svg:width="0.765cm" svg:height="0.831cm" draw:transform="rotate (-1.5707963267949) translate (4.288cm 11.392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50">
          <draw:custom-shape draw:name="Cylindre 51" draw:style-name="gr15" draw:text-style-name="P5" draw:layer="layout" svg:width="2.519cm" svg:height="1.474cm" svg:x="7.7cm" svg:y="12.022cm">
            <text:p text:style-name="P1"><text:span text:style-name="T4">Scade Code</text:span></text:p>
            <text:p text:style-name="P1"><text:span text:style-name="T4">Model</text:span></text:p>
            <draw:enhanced-geometry draw:mirror-horizontal="false" draw:mirror-vertical="false" draw:text-areas="0 ?f4 ?f9 ?f5" svg:viewBox="0 0 0 0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52" draw:style-name="gr16" draw:text-style-name="P5" draw:layer="layout" svg:width="4.121cm" svg:height="1.579cm" svg:x="6.899cm" svg:y="9.754cm">
            <text:p text:style-name="P1"><text:span text:style-name="T4">Design of Scade Code Spec.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53" draw:style-name="gr8" draw:text-style-name="P5" draw:layer="layout" svg:width="3.079cm" svg:height="0.831cm" draw:transform="rotate (-1.5707963267949) translate (9.377cm 13.641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54">
            <draw:custom-shape draw:name="Ellipse 57" draw:style-name="gr17" draw:text-style-name="P5" draw:layer="layout" svg:width="1.854cm" svg:height="1.854cm" svg:x="8.033cm" svg:y="14.235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58" draw:style-name="gr68" draw:text-style-name="P2" draw:layer="layout" svg:width="1.854cm" svg:height="1.644cm" svg:x="8.033cm" svg:y="14.303cm">
              <text:p text:style-name="P1"><text:span text:style-name="T4">Scade</text:span></text:p>
              <text:p text:style-name="P1"><text:span text:style-name="T4">Code</text:span></text:p>
              <text:p text:style-name="P1"><text:span text:style-name="T4">Gen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55" draw:style-name="gr15" draw:text-style-name="P5" draw:layer="layout" svg:width="2.19cm" svg:height="1.175cm" svg:x="7.865cm" svg:y="16.828cm">
            <text:p text:style-name="P1"><text:span text:style-name="T4">Code SIL4</text:span></text:p>
            <text:p text:style-name="P1"><text:span text:style-name="T4">C,ADA,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56" draw:style-name="gr8" draw:text-style-name="P5" draw:layer="layout" svg:width="0.765cm" svg:height="0.831cm" draw:transform="rotate (-1.5707963267949) translate (9.377cm 11.395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74">
          <draw:custom-shape draw:name="Cylindre 75" draw:style-name="gr15" draw:text-style-name="P5" draw:layer="layout" svg:width="2.519cm" svg:height="1.597cm" svg:x="12.779cm" svg:y="12.044cm">
            <text:p text:style-name="P1"><text:span text:style-name="T4">EFS Code</text:span></text:p>
            <text:p text:style-name="P1"><text:span text:style-name="T4">Semi-formal Model</text:span></text:p>
            <draw:enhanced-geometry draw:mirror-horizontal="false" draw:mirror-vertical="false" draw:text-areas="0 ?f4 ?f9 ?f5" svg:viewBox="0 0 0 0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76" draw:style-name="gr16" draw:text-style-name="P5" draw:layer="layout" svg:width="4.121cm" svg:height="1.579cm" svg:x="11.978cm" svg:y="9.775cm">
            <text:p text:style-name="P1"><text:span text:style-name="T4">Design of EFS Code Spec.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77" draw:style-name="gr8" draw:text-style-name="P5" draw:layer="layout" svg:width="2.911cm" svg:height="0.831cm" draw:transform="rotate (-1.5707963267949) translate (14.455cm 13.831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78">
            <draw:custom-shape draw:name="Ellipse 81" draw:style-name="gr17" draw:text-style-name="P5" draw:layer="layout" svg:width="1.854cm" svg:height="1.854cm" svg:x="13.111cm" svg:y="14.256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82" draw:style-name="gr69" draw:text-style-name="P2" draw:layer="layout" svg:width="1.854cm" svg:height="1.644cm" svg:x="13.111cm" svg:y="14.324cm">
              <text:p text:style-name="P1"><text:span text:style-name="T4">Scade</text:span></text:p>
              <text:p text:style-name="P1"><text:span text:style-name="T4">Code</text:span></text:p>
              <text:p text:style-name="P1"><text:span text:style-name="T4">Gen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79" draw:style-name="gr15" draw:text-style-name="P5" draw:layer="layout" svg:width="2.19cm" svg:height="1.175cm" svg:x="12.943cm" svg:y="16.85cm">
            <text:p text:style-name="P1"><text:span text:style-name="T4">Code no SIL4 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80" draw:style-name="gr8" draw:text-style-name="P5" draw:layer="layout" svg:width="0.765cm" svg:height="0.831cm" draw:transform="rotate (-1.5707963267949) translate (14.455cm 11.416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19">
          <draw:line draw:name="Connecteur droit 12" draw:style-name="gr22" draw:text-style-name="P6" draw:layer="layout" svg:x1="11.366cm" svg:y1="8.424cm" svg:x2="11.366cm" svg:y2="19.52cm">
            <text:p/>
          </draw:line>
          <draw:line draw:name="Connecteur droit 14" draw:style-name="gr22" draw:text-style-name="P6" draw:layer="layout" svg:x1="16.633cm" svg:y1="8.424cm" svg:x2="16.633cm" svg:y2="19.52cm">
            <text:p/>
          </draw:line>
          <draw:line draw:name="Connecteur droit 15" draw:style-name="gr22" draw:text-style-name="P6" draw:layer="layout" svg:x1="21.9cm" svg:y1="8.424cm" svg:x2="21.9cm" svg:y2="19.52cm">
            <text:p/>
          </draw:line>
          <draw:line draw:name="Connecteur droit 59" draw:style-name="gr22" draw:text-style-name="P6" draw:layer="layout" svg:x1="6.099cm" svg:y1="8.424cm" svg:x2="6.099cm" svg:y2="19.52cm">
            <text:p/>
          </draw:line>
        </draw:g>
        <draw:custom-shape draw:name="Chevron 68" draw:style-name="gr70" draw:text-style-name="P5" draw:layer="Mise en page" svg:width="1.156cm" svg:height="1.138cm" draw:transform="rotate (-3.14159265358979) translate (6.899cm 11.164cm)">
          <text:p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70" draw:style-name="gr70" draw:text-style-name="P5" draw:layer="Mise en page" svg:width="1.156cm" svg:height="1.138cm" draw:transform="rotate (-3.14159265358979) translate (6.699cm 13.425cm)">
          <text:p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g draw:name="Groupe 72">
          <draw:custom-shape draw:name="Chevron 69" draw:style-name="gr71" draw:text-style-name="P5" draw:layer="layout" svg:width="2.799cm" svg:height="1.138cm" draw:transform="rotate (-3.14159265358979) translate (7.699cm 15.826cm)">
            <text:p/>
            <draw:enhanced-geometry draw:mirror-horizontal="false" draw:mirror-vertical="false" draw:text-areas="?f7 0 ?f8 ?f10" svg:viewBox="0 0 0 0" draw:type="ooxml-chevron" draw:modifiers="3595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ZoneTexte 71" draw:style-name="gr72" draw:text-style-name="P2" draw:layer="layout" svg:width="2.611cm" svg:height="1.137cm" svg:x="4.939cm" svg:y="14.718cm">
            <text:p text:style-name="P1"><text:span text:style-name="T5">OSS migration</text:span></text:p>
            <text:p text:style-name="P1"><text:span text:style-name="T5">(long term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Hexagone 87" draw:style-name="gr73" draw:text-style-name="P2" draw:layer="Mise en page" svg:width="1.979cm" svg:height="0.688cm" svg:x="10.5cm" svg:y="17.026cm">
          <text:p text:style-name="P8"><text:span text:style-name="T4">V&amp;V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Hexagone 88" draw:style-name="gr74" draw:text-style-name="P2" draw:layer="Mise en page" svg:width="1.979cm" svg:height="0.688cm" svg:x="10.478cm" svg:y="14.736cm">
          <text:p text:style-name="P8"><text:span text:style-name="T4">V&amp;V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Hexagone 89" draw:style-name="gr75" draw:text-style-name="P2" draw:layer="Mise en page" svg:width="1.979cm" svg:height="0.688cm" svg:x="10.457cm" svg:y="12.425cm">
          <text:p text:style-name="P8"><text:span text:style-name="T4">V&amp;V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2="1" draw:dots2-length="0.159cm" draw:distance="0.05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6" style:family="presentation" style:parent-style-name="Titre_20_et_20_contenu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quez pour éditer le format du texte-titreCliquez pour modifier le style du titre</text:span></text:p>
        </draw:text-box>
      </draw:frame>
      <draw:frame draw:name="Espace réservé du contenu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6"><text:span text:style-name="MT3">Cliquez pour éditer le format du plan de texte</text:span></text:p>
              <text:list>
                <text:list-item>
                  <text:p text:style-name="MP6"><text:span text:style-name="MT3">Second niveau de plan</text:span></text:p>
                  <text:list>
                    <text:list-item>
                      <text:p text:style-name="MP6"><text:span text:style-name="MT3">Troisième niveau de plan</text:span></text:p>
                      <text:list>
                        <text:list-item>
                          <text:p text:style-name="MP6"><text:span text:style-name="MT3">Quatrième niveau de plan</text:span></text:p>
                          <text:list>
                            <text:list-item>
                              <text:p text:style-name="MP6"><text:span text:style-name="MT3">Cinquième niveau de plan</text:span></text:p>
                              <text:list>
                                <text:list-item>
                                  <text:p text:style-name="MP6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pt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" draw:text-style-name="MP12" draw:layer="backgroundobjects" svg:width="0.001cm" svg:height="0.001cm" svg:x="0cm" svg:y="0cm" presentation:class="date-time">
        <draw:text-box>
          <text:p text:style-name="MP11"><text:span text:style-name="MT7"><text:date style:data-style-name="D1" text:date-value="2013-09-11">11/09/2013</text:date></text:span></text:p>
        </draw:text-box>
      </draw:frame>
      <draw:frame draw:name="Espace réservé du pied de page 4" presentation:style-name="Mpr6" draw:text-style-name="MP12" draw:layer="backgroundobjects" svg:width="0.001cm" svg:height="0.001cm" svg:x="0cm" svg:y="0cm" presentation:class="footer">
        <draw:text-box>
          <text:p/>
        </draw:text-box>
      </draw:frame>
      <draw:frame draw:name="Espace réservé du numéro de diapositive 5" presentation:style-name="Mpr6" draw:text-style-name="MP12" draw:layer="backgroundobjects" svg:width="0.001cm" svg:height="0.001cm" svg:x="0cm" svg:y="0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14S</meta:editing-duration>
    <meta:editing-cycles>9</meta:editing-cycles>
    <meta:generator>LibreOffice/4.0.5.2$Windows_x86 LibreOffice_project/5464147a081647a250913f19c0715bca595af2f</meta:generator>
    <dc:date>2013-09-11T14:10:49.61</dc:date>
    <meta:document-statistic meta:object-count="232"/>
  </office:meta>
</office:document-meta>
</file>